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>
            <text:p>bit_o1_le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led smd</text:p>
          </table:table-cell>
          <table:table-cell office:value-type="string">
            <text:p>verde</text:p>
          </table:table-cell>
          <table:table-cell office:value-type="string">
            <text:p>http://www.farnellnewark.com.br/ledsmd0603verde,product,1685071,4487478.aspx</text:p>
          </table:table-cell>
        </table:table-row>
        <table:table-row table:style-name="ro3">
          <table:table-cell office:value-type="string">
            <text:p>Resistor 1M</text:p>
          </table:table-cell>
          <table:table-cell office:value-type="string">
            <text:p>[0603]</text:p>
          </table:table-cell>
          <table:table-cell office:value-type="string">
            <text:p>http://www.farnellnewark.com.br/resistorthickfilm1m50vdc0063wsmd,product,9330410,4389577.aspx</text:p>
          </table:table-cell>
        </table:table-row>
        <table:table-row table:style-name="ro3">
          <table:table-cell office:value-type="string">
            <text:p>Resistor 330</text:p>
          </table:table-cell>
          <table:table-cell office:value-type="string">
            <text:p>[0805]</text:p>
          </table:table-cell>
          <table:table-cell office:value-type="string">
            <text:p>http://www.farnellnewark.com.br/resistorfilmeesp330r100v01wsmd,product,9333037,4600154.aspx</text:p>
          </table:table-cell>
        </table:table-row>
        <table:table-row table:style-name="ro1">
          <table:table-cell office:value-type="string">
            <text:p>cap cer 0.1u</text:p>
          </table:table-cell>
          <table:table-cell office:value-type="string">
            <text:p>[0603]</text:p>
          </table:table-cell>
          <table:table-cell office:value-type="string">
            <text:p>http://www.farnellnewark.com.br/capacitorceramicomulticamadas01uf5,product,38K9284,3808876.aspx</text:p>
          </table:table-cell>
        </table:table-row>
        <table:table-row table:style-name="ro2">
          <table:table-cell office:value-type="string">
            <text:p>LV321</text:p>
          </table:table-cell>
          <table:table-cell office:value-type="string">
            <text:p>[SOT-23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bit_p1_pow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jack smd</text:p>
          </table:table-cell>
          <table:table-cell table:number-columns-repeated="2"/>
        </table:table-row>
        <table:table-row table:style-name="ro3">
          <table:table-cell office:value-type="string">
            <text:p>diodo LL4002</text:p>
          </table:table-cell>
          <table:table-cell office:value-type="string">
            <text:p>[MELF]</text:p>
          </table:table-cell>
          <table:table-cell office:value-type="string">
            <text:p>http://www.farnellnewark.com.br/diodostandard1a100v,product,38K3502,4595758.aspx</text:p>
          </table:table-cell>
        </table:table-row>
        <table:table-row table:style-name="ro1">
          <table:table-cell office:value-type="string">
            <text:p>switch</text:p>
          </table:table-cell>
          <table:table-cell/>
          <table:table-cell office:value-type="string">
            <text:p>http://www.farnellnewark.com.br/chavespst50ma,product,26M1120,4487940.aspx</text:p>
          </table:table-cell>
        </table:table-row>
        <table:table-row table:style-name="ro1">
          <table:table-cell office:value-type="string">
            <text:p>cap tan 10u</text:p>
          </table:table-cell>
          <table:table-cell office:value-type="string">
            <text:p>[3528]</text:p>
          </table:table-cell>
          <table:table-cell office:value-type="string">
            <text:p>http://www.farnellnewark.com.br/capacitortantalo10uf20vdc352821,product,09K5846,4287074.aspx</text:p>
          </table:table-cell>
        </table:table-row>
        <table:table-row table:style-name="ro3">
          <table:table-cell office:value-type="string">
            <text:p>LD1117S33TR</text:p>
          </table:table-cell>
          <table:table-cell office:value-type="string">
            <text:p>[SOT-223]</text:p>
          </table:table-cell>
          <table:table-cell office:value-type="string">
            <text:p>http://www.farnellnewark.com.br/cismd3psot223,product,89K0627,4600301.aspx</text:p>
          </table:table-cell>
        </table:table-row>
        <table:table-row table:style-name="ro2">
          <table:table-cell office:value-type="string">
            <text:p>Resistor 720</text:p>
          </table:table-cell>
          <table:table-cell office:value-type="string">
            <text:p>[0603]</text:p>
          </table:table-cell>
          <table:table-cell/>
        </table:table-row>
        <table:table-row table:style-name="ro2">
          <table:table-cell office:value-type="string">
            <text:p>Resistor R2?</text:p>
          </table:table-cell>
          <table:table-cell office:value-type="string">
            <text:p>[0603]</text:p>
          </table:table-cell>
          <table:table-cell/>
        </table:table-row>
        <table:table-row table:style-name="ro3">
          <table:table-cell office:value-type="string">
            <text:p>Fusível 0.5A</text:p>
          </table:table-cell>
          <table:table-cell office:value-type="string">
            <text:p>[0603]</text:p>
          </table:table-cell>
          <table:table-cell office:value-type="string">
            <text:p>http://www.farnellnewark.com.br/fusivelsmdacaorapida500masmd,product,1123019,4475546.aspx</text:p>
          </table:table-cell>
        </table:table-row>
        <table:table-row table:style-name="ro1">
          <table:table-cell office:value-type="string">
            <text:p>cap tan 10u</text:p>
          </table:table-cell>
          <table:table-cell office:value-type="string">
            <text:p>[3528]</text:p>
          </table:table-cell>
          <table:table-cell office:value-type="string">
            <text:p>http://www.farnellnewark.com.br/capacitortantalo10uf20vdc352821,product,09K5846,4287074.aspx</text:p>
          </table:table-cell>
        </table:table-row>
        <table:table-row table:style-name="ro1">
          <table:table-cell office:value-type="string">
            <text:p>cap cer 0.1u</text:p>
          </table:table-cell>
          <table:table-cell office:value-type="string">
            <text:p>[0603]</text:p>
          </table:table-cell>
          <table:table-cell office:value-type="string">
            <text:p>http://www.farnellnewark.com.br/capacitorceramicomulticamadas01uf5,product,38K9284,3808876.aspx</text:p>
          </table:table-cell>
        </table:table-row>
        <table:table-row table:style-name="ro3">
          <table:table-cell office:value-type="string">
            <text:p>Resistor 330</text:p>
          </table:table-cell>
          <table:table-cell office:value-type="string">
            <text:p>[0805]</text:p>
          </table:table-cell>
          <table:table-cell office:value-type="string">
            <text:p>http://www.farnellnewark.com.br/resistorfilmeesp330r50vdc0063wsmd,product,9331018,4600154.aspx</text:p>
          </table:table-cell>
        </table:table-row>
        <table:table-row table:style-name="ro1">
          <table:table-cell office:value-type="string">
            <text:p>led smd</text:p>
          </table:table-cell>
          <table:table-cell office:value-type="string">
            <text:p>vermelho</text:p>
          </table:table-cell>
          <table:table-cell office:value-type="string">
            <text:p>http://www.farnellnewark.com.br/ledsmdvermelho20ma,product,1581244,3808845.asp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3-08-08T15:32:53</meta:creation-date>
    <dc:date>2013-08-08T16:04:27</dc:date>
    <dc:creator>Danilo </dc:creator>
    <meta:editing-duration>PT54S</meta:editing-duration>
    <meta:editing-cycles>1</meta:editing-cycles>
    <meta:document-statistic meta:table-count="1" meta:cell-count="47" meta:object-count="0"/>
    <meta:generator>LibreOffice/4.0.2.2$Linux_x86 LibreOffice_project/400m0$Build-2</meta:generator>
  </office:meta>
</office:document-meta>
</file>